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.Sec=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T(p)=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T.CsPar=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Sp(p)=</text:p>
          </table:table-cell>
          <table:table-cell table:formula="of:=[.C3]/[.F3]" office:value-type="float" office:value="2.22222222222222" calcext:value-type="float">
            <text:p>2,22222222222222</text:p>
          </table:table-cell>
        </table:table-row>
        <table:table-row table:style-name="ro1">
          <table:table-cell/>
          <table:table-cell office:value-type="string" calcext:value-type="string">
            <text:p>%T_CsPar=</text:p>
          </table:table-cell>
          <table:table-cell table:formula="of:=[.C4]/[.C3]"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T_CsnPar=</text:p>
          </table:table-cell>
          <table:table-cell table:formula="of:=1-[.C5]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=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A(p)=</text:p>
          </table:table-cell>
          <table:table-cell table:formula="of:=1/(([.C5]/[.C7])+[.C6])" office:value-type="float" office:value="2.5" calcext:value-type="float">
            <text:p>2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8:52:25.019833128</meta:creation-date>
    <dc:date>2023-08-03T14:14:35.754964883</dc:date>
    <meta:editing-duration>PT32M15S</meta:editing-duration>
    <meta:editing-cycles>5</meta:editing-cycles>
    <meta:generator>LibreOffice/7.5.3.2$Linux_X86_64 LibreOffice_project/50$Build-2</meta:generator>
    <meta:document-statistic meta:table-count="1" meta:cell-count="16" meta:object-count="0"/>
  </office:meta>
</office:document-meta>
</file>